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13.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humbnail</text:p>
          </table:table-cell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string" calcext:value-type="string">
            <text:p>scratch platformer 2D web coop multiplayer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string" calcext:value-type="string">
            <text:p>scratch arcade 2D web 1v1 multiplayer</text:p>
          </table:table-cell>
          <table:table-cell office:value-type="string" calcext:value-type="string">
            <text:p>https://scratch.mit.edu/projects/198861730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cratch arcade 2D web school</text:p>
          </table:table-cell>
          <table:table-cell office:value-type="string" calcext:value-type="string">
            <text:p>https://scratch.mit.edu/projects/445090385/</text:p>
          </table:table-cell>
          <table:table-cell office:value-type="string" calcext:value-type="string">
            <text:p>https://uploads.scratch.mit.edu/get_image/project/445090385_480x360.png</text:p>
          </table:table-cell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scratch 2D web school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5:30:24.1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15:37:23.295000000</dc:date>
    <meta:editing-duration>PT36M18S</meta:editing-duration>
    <meta:editing-cycles>8</meta:editing-cycles>
    <meta:generator>LibreOffice/7.3.2.2$Windows_X86_64 LibreOffice_project/49f2b1bff42cfccbd8f788c8dc32c1c309559be0</meta:generator>
    <meta:document-statistic meta:table-count="1" meta:cell-count="28" meta:object-count="0"/>
  </office:meta>
</office:document-meta>
</file>